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fo:color="#0000cc" style:text-position=""/>
    </style:style>
    <style:style style:name="ce11" style:family="table-cell" style:parent-style-name="Default">
      <style:text-properties fo:color="#996600" style:text-position=""/>
    </style:style>
    <style:style style:name="ce12" style:family="table-cell" style:parent-style-name="Default">
      <style:text-properties fo:color="#007826"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color="#cc0000" style:text-position="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0000cc" style:text-position="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color="#996600" style:text-position="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007826"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 style:text-position=""/>
    </style:style>
    <style:style style:name="ce20" style:family="table-cell" style:parent-style-name="Default">
      <style:table-cell-properties fo:border="none"/>
      <style:text-properties style:text-position="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fo:color="#cc0000"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color="#cc00cc"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  <style:text-properties fo:color="#0000cc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" style:family="table-cell" style:parent-style-name="Default">
      <style:text-properties fo:color="#cc00cc" style:text-position=""/>
    </style:style>
    <style:style style:name="ce30" style:family="table-cell" style:parent-style-name="Default">
      <style:table-cell-properties fo:background-color="#66ff99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ff99ff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fo:color="#996600"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007826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ff9900" style:text-position="" fo:font-weight="bold" style:font-weight-asian="bold" style:font-weight-complex="bold"/>
    </style:style>
    <style:style style:name="ce37" style:family="table-cell" style:parent-style-name="Default">
      <style:text-properties fo:color="#ff9900" style:text-position="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ff9900" style:text-position=""/>
    </style:style>
    <style:style style:name="ce39" style:family="table-cell" style:parent-style-name="Default">
      <style:text-properties fo:color="#009933" style:text-position=""/>
    </style:style>
    <style:style style:name="ce40" style:family="table-cell" style:parent-style-name="Default">
      <style:text-properties fo:color="#cc9900" style:text-position="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 style:font-name="Liberation Sans1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fo:color="#cc00cc" style:text-position="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fo:color="#cc0000" style:text-position="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48" style:family="table-cell" style:parent-style-name="Default">
      <style:text-properties fo:color="#cc00cc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color="#0000cc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51" style:family="table-cell" style:parent-style-name="Default">
      <style:table-cell-properties fo:border-bottom="none" fo:border-left="0.06pt solid #000000" fo:border-right="none" fo:border-top="none"/>
      <style:text-properties fo:color="#007826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  <style:text-properties fo:color="#ff9900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ext-properties fo:color="#cc0000"/>
    </style:style>
    <style:style style:name="ce55" style:family="table-cell" style:parent-style-name="Default">
      <style:text-properties fo:color="#0000cc"/>
    </style:style>
    <style:style style:name="ce56" style:family="table-cell" style:parent-style-name="Default">
      <style:text-properties fo:color="#996600"/>
    </style:style>
    <style:style style:name="ce57" style:family="table-cell" style:parent-style-name="Default">
      <style:text-properties fo:color="#007826"/>
    </style:style>
    <style:style style:name="ce58" style:family="table-cell" style:parent-style-name="Default">
      <style:table-cell-properties fo:border-bottom="0.06pt solid #000000" fo:border-left="none" fo:border-right="none" fo:border-top="none"/>
      <style:text-properties fo:color="#ff9900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  <style:text-properties fo:color="#ff9900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70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ackground-color="#66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74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75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80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82" style:family="table-cell" style:parent-style-name="Default">
      <style:text-properties fo:color="#ff9900"/>
    </style:style>
    <style:style style:name="ce83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84" style:family="table-cell" style:parent-style-name="Default">
      <style:text-properties fo:color="#009933"/>
    </style:style>
    <style:style style:name="ce85" style:family="table-cell" style:parent-style-name="Default">
      <style:text-properties fo:color="#cc9900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inCells" table:style-name="ta1">
        <table:table-column table:style-name="co1" table:number-columns-repeated="4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67"/>
        <table:table-column table:style-name="co1" table:number-columns-repeated="3" table:default-cell-style-name="Default"/>
        <table:table-column table:style-name="co1" table:default-cell-style-name="ce77"/>
        <table:table-column table:style-name="co1" table:default-cell-style-name="Default"/>
        <table:table-row table:style-name="ro1">
          <table:table-cell table:style-name="ce46" office:value-type="string" calcext:value-type="string">
            <text:p>Case</text:p>
          </table:table-cell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73" office:value-type="string" calcext:value-type="string">
            <text:p>Δkeff=</text:p>
          </table:table-cell>
          <table:table-cell table:style-name="ce75" table:formula="of:=ABS([.B2]-[.H6])" office:value-type="float" office:value="0.00169000000000019" calcext:value-type="float">
            <text:p>0.00169</text:p>
          </table:table-cell>
          <table:table-cell table:style-name="ce75" table:formula="of:=[.C2]+[.I3]" office:value-type="float" office:value="0.002961" calcext:value-type="float">
            <text:p>0.002961</text:p>
          </table:table-cell>
          <table:table-cell office:value-type="string" calcext:value-type="string">
            <text:p>← max(<text:span text:style-name="T2">σ)</text:span></text:p>
          </table:table-cell>
          <table:table-cell table:style-name="Default"/>
          <table:table-cell/>
          <table:table-cell table:style-name="ce73" office:value-type="string" calcext:value-type="string">
            <text:p>Δkeff=</text:p>
          </table:table-cell>
          <table:table-cell table:style-name="ce75" table:formula="of:=ABS([.B5]-[.N6])" office:value-type="float" office:value="0.000314000000000147" calcext:value-type="float">
            <text:p>0.000314</text:p>
          </table:table-cell>
          <table:table-cell table:style-name="ce75" table:formula="of:=[.C5]+[.O6]" office:value-type="float" office:value="0.000325" calcext:value-type="float">
            <text:p>0.000325</text:p>
          </table:table-cell>
          <table:table-cell office:value-type="string" calcext:value-type="string">
            <text:p>← max(<text:span text:style-name="T2">σ)</text:span></text:p>
          </table:table-cell>
        </table:table-row>
        <table:table-row table:style-name="ro1">
          <table:table-cell table:style-name="ce47" office:value-type="string" calcext:value-type="string">
            <text:p>1A</text:p>
          </table:table-cell>
          <table:table-cell table:style-name="ce54" office:value-type="float" office:value="1.18782" calcext:value-type="float">
            <text:p>1.18782</text:p>
          </table:table-cell>
          <table:table-cell table:style-name="ce60" office:value-type="float" office:value="0.000071" calcext:value-type="float">
            <text:p>0.000071</text:p>
          </table:table-cell>
          <table:table-cell/>
          <table:table-cell table:style-name="ce66" office:value-type="string" calcext:value-type="string">
            <text:p>1A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  <table:table-cell table:style-name="ce79" office:value-type="string" calcext:value-type="string">
            <text:p>1C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</table:table-row>
        <table:table-row table:style-name="ro1">
          <table:table-cell table:style-name="ce48" office:value-type="string" calcext:value-type="string">
            <text:p>1A_Dep</text:p>
          </table:table-cell>
          <table:table-cell table:style-name="ce48" office:value-type="float" office:value="1.186186" calcext:value-type="float">
            <text:p>1.186186</text:p>
          </table:table-cell>
          <table:table-cell table:style-name="ce48" office:value-type="float" office:value="0.000072" calcext:value-type="float">
            <text:p>0.00007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6" calcext:value-type="float">
            <text:p>1.18396</text:p>
          </table:table-cell>
          <table:table-cell table:style-name="ce77" office:value-type="float" office:value="0.00289" calcext:value-type="float">
            <text:p>0.00289</text:p>
          </table:table-cell>
          <table:table-cell/>
          <table:table-cell office:value-type="string" calcext:value-type="string">
            <text:p>k-effective</text:p>
          </table:table-cell>
          <table:table-cell table:style-name="ce65" office:value-type="string" calcext:value-type="string">
            <text:p>(Collision)</text:p>
          </table:table-cell>
          <table:table-cell table:style-name="ce65" office:value-type="string" calcext:value-type="string">
            <text:p>=</text:p>
          </table:table-cell>
          <table:table-cell table:style-name="ce65" office:value-type="float" office:value="1.17259" calcext:value-type="float">
            <text:p>1.17259</text:p>
          </table:table-cell>
          <table:table-cell office:value-type="float" office:value="0.00034" calcext:value-type="float">
            <text:p>0.00034</text:p>
          </table:table-cell>
          <table:table-cell/>
        </table:table-row>
        <table:table-row table:style-name="ro1">
          <table:table-cell table:style-name="ce49" office:value-type="string" calcext:value-type="string">
            <text:p>1B</text:p>
          </table:table-cell>
          <table:table-cell table:style-name="ce55" office:value-type="float" office:value="1.182935" calcext:value-type="float">
            <text:p>1.182935</text:p>
          </table:table-cell>
          <table:table-cell table:style-name="ce61" office:value-type="float" office:value="0.000071" calcext:value-type="float">
            <text:p>0.00007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373" calcext:value-type="float">
            <text:p>1.18373</text:p>
          </table:table-cell>
          <table:table-cell table:style-name="ce77" office:value-type="float" office:value="0.00386" calcext:value-type="float">
            <text:p>0.0038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269" calcext:value-type="float">
            <text:p>1.17269</text:p>
          </table:table-cell>
          <table:table-cell office:value-type="float" office:value="0.00039" calcext:value-type="float">
            <text:p>0.00039</text:p>
          </table:table-cell>
          <table:table-cell/>
        </table:table-row>
        <table:table-row table:style-name="ro1">
          <table:table-cell table:style-name="ce50" office:value-type="string" calcext:value-type="string">
            <text:p>1C</text:p>
          </table:table-cell>
          <table:table-cell table:style-name="ce56" office:value-type="float" office:value="1.172386" calcext:value-type="float">
            <text:p>1.172386</text:p>
          </table:table-cell>
          <table:table-cell table:style-name="ce62" office:value-type="float" office:value="0.000075" calcext:value-type="float">
            <text:p>0.00007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702" calcext:value-type="float">
            <text:p>1.18702</text:p>
          </table:table-cell>
          <table:table-cell table:style-name="ce77" office:value-type="float" office:value="0.00227" calcext:value-type="float">
            <text:p>0.002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271" calcext:value-type="float">
            <text:p>1.17271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style-name="ce51" office:value-type="string" calcext:value-type="string">
            <text:p>1D</text:p>
          </table:table-cell>
          <table:table-cell table:style-name="ce57" office:value-type="float" office:value="1.16315" calcext:value-type="float">
            <text:p>1.16315</text:p>
          </table:table-cell>
          <table:table-cell table:style-name="ce63" office:value-type="float" office:value="0.000069" calcext:value-type="float">
            <text:p>0.000069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4" office:value-type="float" office:value="1.18613" calcext:value-type="float">
            <text:p>1.18613</text:p>
          </table:table-cell>
          <table:table-cell table:style-name="ce60" office:value-type="float" office:value="0.00225" calcext:value-type="float">
            <text:p>0.0022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6" office:value-type="float" office:value="1.1727" calcext:value-type="float">
            <text:p>1.1727</text:p>
          </table:table-cell>
          <table:table-cell table:style-name="ce62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style-name="ce52" office:value-type="string" calcext:value-type="string">
            <text:p>1E</text:p>
          </table:table-cell>
          <table:table-cell table:style-name="ce58" office:value-type="float" office:value="0.772366" calcext:value-type="float">
            <text:p>0.772366</text:p>
          </table:table-cell>
          <table:table-cell table:style-name="ce64" office:value-type="float" office:value="0.000078" calcext:value-type="float">
            <text:p>0.000078</text:p>
          </table:table-cell>
          <table:table-cell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74" office:value-type="string" calcext:value-type="string">
            <text:p>Δkeff=</text:p>
          </table:table-cell>
          <table:table-cell table:style-name="ce76" table:formula="of:=ABS([.B3]-[.H14])" office:value-type="float" office:value="0.000445999999999946" calcext:value-type="float">
            <text:p>0.000446</text:p>
          </table:table-cell>
          <table:table-cell table:style-name="ce76" table:formula="of:=[.C3]+[.I14]" office:value-type="float" office:value="0.000312" calcext:value-type="float">
            <text:p>0.000312</text:p>
          </table:table-cell>
          <table:table-cell office:value-type="string" calcext:value-type="string">
            <text:p>← max(<text:span text:style-name="T2">σ)</text:span></text:p>
          </table:table-cell>
          <table:table-cell table:style-name="Default"/>
          <table:table-cell/>
          <table:table-cell table:style-name="ce74" office:value-type="string" calcext:value-type="string">
            <text:p>Δkeff=</text:p>
          </table:table-cell>
          <table:table-cell table:style-name="ce76" table:formula="of:=ABS([.B6]-[.N14])" office:value-type="float" office:value="0.000400000000000178" calcext:value-type="float">
            <text:p>0.0004</text:p>
          </table:table-cell>
          <table:table-cell table:style-name="ce76" table:formula="of:=[.C6]+[.O14]" office:value-type="float" office:value="0.000339" calcext:value-type="float">
            <text:p>0.000339</text:p>
          </table:table-cell>
          <table:table-cell office:value-type="string" calcext:value-type="string">
            <text:p>← max(<text:span text:style-name="T2">σ)</text:span>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1A_Dep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  <table:table-cell table:style-name="ce80" office:value-type="string" calcext:value-type="string">
            <text:p>1D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644" calcext:value-type="float">
            <text:p>1.18644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4" calcext:value-type="float">
            <text:p>1.164</text:p>
          </table:table-cell>
          <table:table-cell office:value-type="float" office:value="0.00034" calcext:value-type="float">
            <text:p>0.00034</text:p>
          </table:table-cell>
          <table:table-cell/>
        </table:table-row>
        <table:table-row table:style-name="ro1">
          <table:table-cell office:value-type="string" calcext:value-type="string">
            <text:p>SERPENTXS</text:p>
          </table:table-cell>
          <table:table-cell office:value-type="string" calcext:value-type="string">
            <text:p>(ACE)</text:p>
          </table:table-cell>
          <table:table-cell table:number-columns-repeated="2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634" calcext:value-type="float">
            <text:p>1.18634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442" calcext:value-type="float">
            <text:p>1.16442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43" calcext:value-type="float">
            <text:p>1.18543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314" calcext:value-type="float">
            <text:p>1.16314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7" office:value-type="float" office:value="1.16355" calcext:value-type="float">
            <text:p>1.16355</text:p>
          </table:table-cell>
          <table:table-cell table:style-name="ce63"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73" office:value-type="string" calcext:value-type="string">
            <text:p>Δkeff=</text:p>
          </table:table-cell>
          <table:table-cell table:style-name="ce75" table:formula="of:=ABS([.B4]-[.H22])" office:value-type="float" office:value="0.0000949999999999562" calcext:value-type="float">
            <text:p>0.000095</text:p>
          </table:table-cell>
          <table:table-cell table:style-name="ce75" table:formula="of:=[.C4]+[.I22]" office:value-type="float" office:value="0.000311" calcext:value-type="float">
            <text:p>0.000311</text:p>
          </table:table-cell>
          <table:table-cell office:value-type="string" calcext:value-type="string">
            <text:p>← max(<text:span text:style-name="T2">σ)</text:span></text:p>
          </table:table-cell>
          <table:table-cell table:style-name="Default"/>
          <table:table-cell/>
          <table:table-cell table:style-name="ce74" office:value-type="string" calcext:value-type="string">
            <text:p>Δkeff=</text:p>
          </table:table-cell>
          <table:table-cell table:style-name="ce76" table:formula="of:=ABS([.B7]-[.N22])" office:value-type="float" office:value="0.000485999999999986" calcext:value-type="float">
            <text:p>0.000486</text:p>
          </table:table-cell>
          <table:table-cell table:style-name="ce76" table:formula="of:=[.C7]+[.O22]" office:value-type="float" office:value="0.000258" calcext:value-type="float">
            <text:p>0.000258</text:p>
          </table:table-cell>
          <table:table-cell office:value-type="string" calcext:value-type="string">
            <text:p>← max(<text:span text:style-name="T2">σ)</text:span></text:p>
          </table:table-cell>
        </table:table-row>
        <table:table-row table:style-name="ro1">
          <table:table-cell table:number-columns-repeated="4"/>
          <table:table-cell table:style-name="ce70" office:value-type="string" calcext:value-type="string">
            <text:p>1B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  <table:table-cell table:style-name="ce81" office:value-type="string" calcext:value-type="string">
            <text:p>1E</text:p>
          </table:table-cell>
          <table:table-cell table:style-name="ce71" table:number-columns-repeated="2"/>
          <table:table-cell table:style-name="ce53" office:value-type="string" calcext:value-type="string">
            <text:p>k-eff</text:p>
          </table:table-cell>
          <table:table-cell table:style-name="ce59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25" calcext:value-type="float">
            <text:p>1.1825</text:p>
          </table:table-cell>
          <table:table-cell table:style-name="ce77"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158" calcext:value-type="float">
            <text:p>0.77158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307" calcext:value-type="float">
            <text:p>1.18307</text:p>
          </table:table-cell>
          <table:table-cell table:style-name="ce77"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201" calcext:value-type="float">
            <text:p>0.77201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275" calcext:value-type="float">
            <text:p>1.18275</text:p>
          </table:table-cell>
          <table:table-cell table:style-name="ce77"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188" calcext:value-type="float">
            <text:p>0.77188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5" office:value-type="float" office:value="1.18284" calcext:value-type="float">
            <text:p>1.18284</text:p>
          </table:table-cell>
          <table:table-cell table:style-name="ce61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82" office:value-type="float" office:value="0.77188" calcext:value-type="float">
            <text:p>0.77188</text:p>
          </table:table-cell>
          <table:table-cell table:style-name="ce83"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number-columns-repeated="4"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eakage</text:p>
          </table:table-cell>
          <table:table-cell table:style-name="ce72" office:value-type="string" calcext:value-type="string">
            <text:p>Fraction</text:p>
          </table:table-cell>
          <table:table-cell table:style-name="ce72" office:value-type="string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ce6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6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</table:table>
      <table:table table:name="Lattices" table:style-name="ta1">
        <table:table-column table:style-name="co1" table:number-columns-repeated="4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2]-[.H6])" office:value-type="float" office:value="1.182733" calcext:value-type="float">
            <text:p>1.182733</text:p>
          </table:table-cell>
          <table:table-cell table:style-name="ce42" table:formula="of:=[.C2]+[.I6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formula="of:=ABS([.N6]-[.B7])" office:value-type="float" office:value="1.070441" calcext:value-type="float">
            <text:p>1.070441</text:p>
          </table:table-cell>
          <table:table-cell table:style-name="Default" table:formula="of:=[.C7]+[.O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formula="of:=ABS([.T6]-[.B13])" office:value-type="float" office:value="1.020999" calcext:value-type="float">
            <text:p>1.020999</text:p>
          </table:table-cell>
          <table:table-cell table:style-name="Default" table:formula="of:=[.U6]+[.C13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733" calcext:value-type="float">
            <text:p>1.182733</text:p>
          </table:table-cell>
          <table:table-cell office:value-type="float" office:value="0.000023" calcext:value-type="float">
            <text:p>0.000023</text:p>
          </table:table-cell>
          <table:table-cell/>
          <table:table-cell table:style-name="ce21" table:formula="of:=[.$A2]" office:value-type="string" office:string-value="2A" calcext:value-type="string">
            <text:p>2A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1" table:formula="of:=[.A7]" office:value-type="string" office:string-value="2E" calcext:value-type="string">
            <text:p>2E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1" table:formula="of:=[.A13]" office:value-type="string" office:string-value="2K" calcext:value-type="string">
            <text:p>2K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Dep</text:p>
          </table:table-cell>
          <table:table-cell office:value-type="float" office:value="1.18139" calcext:value-type="float">
            <text:p>1.1813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B</text:p>
          </table:table-cell>
          <table:table-cell office:value-type="float" office:value="1.184033" calcext:value-type="float">
            <text:p>1.184033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C</text:p>
          </table:table-cell>
          <table:table-cell office:value-type="float" office:value="1.174434" calcext:value-type="float">
            <text:p>1.17443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2D</text:p>
          </table:table-cell>
          <table:table-cell office:value-type="float" office:value="1.166137" calcext:value-type="float">
            <text:p>1.16613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5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5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5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70441" calcext:value-type="float">
            <text:p>1.07044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2G</text:p>
          </table:table-cell>
          <table:table-cell office:value-type="float" office:value="0.849236" calcext:value-type="float">
            <text:p>0.84923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30" table:formula="of:=ABS([.B3]-[.H14])" office:value-type="float" office:value="0.00183" calcext:value-type="float">
            <text:p>0.00183</text:p>
          </table:table-cell>
          <table:table-cell table:style-name="ce30" table:formula="of:=[.C3]+[.I14]" office:value-type="float" office:value="0.000334" calcext:value-type="float">
            <text:p>0.00033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8]-[.N14])" office:value-type="float" office:value="0.976903" calcext:value-type="float">
            <text:p>0.976903</text:p>
          </table:table-cell>
          <table:table-cell table:style-name="ce42" table:formula="of:=[.I3]+[.O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3]-[.T14])" office:value-type="float" office:value="0" calcext:value-type="float">
            <text:p>0</text:p>
          </table:table-cell>
          <table:table-cell table:style-name="ce42" table:formula="of:=[.O3]+[.U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1" office:value-type="string" calcext:value-type="string">
            <text:p>2H</text:p>
          </table:table-cell>
          <table:table-cell office:value-type="float" office:value="0.789746" calcext:value-type="float">
            <text:p>0.78974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4" table:formula="of:=[.A3]" office:value-type="string" office:string-value="2A_Dep" calcext:value-type="string">
            <text:p>2A_Dep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4" table:formula="of:=[.A8]" office:value-type="string" office:string-value="2F" calcext:value-type="string">
            <text:p>2F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4" table:formula="of:=[.A14]" office:value-type="string" office:string-value="2L" calcext:value-type="string">
            <text:p>2L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style-name="ce39" office:value-type="string" calcext:value-type="string">
            <text:p>2I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2J</text:p>
          </table:table-cell>
          <table:table-cell office:value-type="float" office:value="0.976101" calcext:value-type="float">
            <text:p>0.97610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74" calcext:value-type="float">
            <text:p>1.1827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9538" calcext:value-type="float">
            <text:p>1.01953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1.18322" calcext:value-type="float">
            <text:p>1.18322</text:p>
          </table:table-cell>
          <table:table-cell table:style-name="ce43" office:value-type="float" office:value="0.00031" calcext:value-type="float">
            <text:p>0.0003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4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43"/>
          <table:table-cell/>
        </table:table-row>
        <table:table-row table:style-name="ro1">
          <table:table-cell table:style-name="ce10" office:value-type="string" calcext:value-type="string">
            <text:p>2M</text:p>
          </table:table-cell>
          <table:table-cell office:value-type="float" office:value="0.939462" calcext:value-type="float">
            <text:p>0.939462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string" calcext:value-type="string">
            <text:p>2N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9" office:value-type="string" calcext:value-type="string">
            <text:p>2O</text:p>
          </table:table-cell>
          <table:table-cell office:value-type="float" office:value="1.048367" calcext:value-type="float">
            <text:p>1.04836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30" table:formula="of:=ABS([.B4]-[.H22])" office:value-type="float" office:value="0.000207000000000068" calcext:value-type="float">
            <text:p>0.000207</text:p>
          </table:table-cell>
          <table:table-cell table:style-name="ce30" table:formula="of:=[.C4]+[.I22]" office:value-type="float" office:value="0.000323" calcext:value-type="float">
            <text:p>0.0003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9]-[.N22])" office:value-type="float" office:value="0.849236" calcext:value-type="float">
            <text:p>0.849236</text:p>
          </table:table-cell>
          <table:table-cell table:style-name="ce42" table:formula="of:=[.I4]+[.O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4]-[.T22])" office:value-type="float" office:value="0" calcext:value-type="float">
            <text:p>0</text:p>
          </table:table-cell>
          <table:table-cell table:style-name="ce42" table:formula="of:=[.O4]+[.U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40" office:value-type="string" calcext:value-type="string">
            <text:p>2P</text:p>
          </table:table-cell>
          <table:table-cell office:value-type="float" office:value="0.927999" calcext:value-type="float">
            <text:p>0.927999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ce25" table:formula="of:=[.A4]" office:value-type="string" office:string-value="2B" calcext:value-type="string">
            <text:p>2B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5" table:formula="of:=[.A9]" office:value-type="string" office:string-value="2G" calcext:value-type="string">
            <text:p>2G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5" table:formula="of:=[.A15]" office:value-type="string" office:string-value="2M" calcext:value-type="string">
            <text:p>2M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29" calcext:value-type="float">
            <text:p>1.18429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24" calcext:value-type="float">
            <text:p>1.18424</text:p>
          </table:table-cell>
          <table:table-cell table:style-name="ce16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31" table:formula="of:=ABS([.B5]-[.H30])" office:value-type="float" office:value="0.00073600000000007" calcext:value-type="float">
            <text:p>0.000736</text:p>
          </table:table-cell>
          <table:table-cell table:style-name="ce31" table:formula="of:=[.C5]+[.I30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10]-[.N30])" office:value-type="float" office:value="0.789746" calcext:value-type="float">
            <text:p>0.789746</text:p>
          </table:table-cell>
          <table:table-cell table:style-name="ce42" table:formula="of:=[.C10]+[.O30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5]-[.T30])" office:value-type="float" office:value="0" calcext:value-type="float">
            <text:p>0</text:p>
          </table:table-cell>
          <table:table-cell table:style-name="ce42" table:formula="of:=[.O5]+[.U30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.A5]" office:value-type="string" office:string-value="2C" calcext:value-type="string">
            <text:p>2C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4" table:formula="of:=[.A10]" office:value-type="string" office:string-value="2H" calcext:value-type="string">
            <text:p>2H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4" table:formula="of:=[.A16]" office:value-type="string" office:string-value="2N" calcext:value-type="string">
            <text:p>2N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1.17556" calcext:value-type="float">
            <text:p>1.17556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number-columns-repeated="2"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501" calcext:value-type="float">
            <text:p>1.17501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7517" calcext:value-type="float">
            <text:p>1.17517</text:p>
          </table:table-cell>
          <table:table-cell table:style-name="ce17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31" table:formula="of:=ABS([.B6]-[.H38])" office:value-type="float" office:value="0.000633000000000106" calcext:value-type="float">
            <text:p>0.000633</text:p>
          </table:table-cell>
          <table:table-cell table:style-name="ce31" table:formula="of:=[.C6]+[.I38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11]-[.N38])" office:value-type="float" office:value="1.180561" calcext:value-type="float">
            <text:p>1.180561</text:p>
          </table:table-cell>
          <table:table-cell table:style-name="ce42" table:formula="of:=[.C11]+[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6]-[.T38])" office:value-type="float" office:value="0" calcext:value-type="float">
            <text:p>0</text:p>
          </table:table-cell>
          <table:table-cell table:style-name="ce42" table:formula="of:=[.O6]+[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.A6]" office:value-type="string" office:string-value="2D" calcext:value-type="string">
            <text:p>2D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5" table:formula="of:=[.A11]" office:value-type="string" office:string-value="2I" calcext:value-type="string">
            <text:p>2I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5" table:formula="of:=[.A17]" office:value-type="string" office:string-value="2O" calcext:value-type="string">
            <text:p>2O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659" calcext:value-type="float">
            <text:p>1.16659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6677" calcext:value-type="float">
            <text:p>1.16677</text:p>
          </table:table-cell>
          <table:table-cell table:style-name="ce18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8"/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1"/>
          <table:table-cell table:style-name="ce42" table:number-columns-repeated="2"/>
          <table:table-cell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12]-[.N46])" office:value-type="float" office:value="0.976101" calcext:value-type="float">
            <text:p>0.976101</text:p>
          </table:table-cell>
          <table:table-cell table:style-name="ce42" table:formula="of:=[.I7]+[.O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7]-[.T46])" office:value-type="float" office:value="0" calcext:value-type="float">
            <text:p>0</text:p>
          </table:table-cell>
          <table:table-cell table:style-name="ce42" table:formula="of:=[.O7]+[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6"/>
          <table:table-cell table:style-name="ce26" table:number-columns-repeated="2"/>
          <table:table-cell table:style-name="ce8"/>
          <table:table-cell table:style-name="ce14"/>
          <table:table-cell/>
          <table:table-cell table:style-name="ce36" table:formula="of:=[.A12]" office:value-type="string" office:string-value="2J" calcext:value-type="string">
            <text:p>2J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6" table:formula="of:=[.A18]" office:value-type="string" office:string-value="2P" calcext:value-type="string">
            <text:p>2P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7"/>
          <table:table-cell table:style-name="ce3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8"/>
          <table:table-cell/>
        </table:table-row>
        <table:table-row table:style-name="ro1">
          <table:table-cell table:number-columns-repeated="4"/>
          <table:table-cell table:style-name="ce23"/>
          <table:table-cell table:style-name="ce27" table:number-columns-repeated="3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37" calcext:value-type="float">
            <text:p>1.18237</text:p>
          </table:table-cell>
          <table:table-cell office:value-type="float" office:value="0.00042" calcext:value-type="float">
            <text:p>0.0004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91" calcext:value-type="float">
            <text:p>1.18291</text:p>
          </table:table-cell>
          <table:table-cell office:value-type="float" office:value="0.00051" calcext:value-type="float">
            <text:p>0.0005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" calcext:value-type="float">
            <text:p>1.1824</text:p>
          </table:table-cell>
          <table:table-cell office:value-type="float" office:value="0.00033" calcext:value-type="float">
            <text:p>0.0003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5" calcext:value-type="float">
            <text:p>1.18245</text:p>
          </table:table-cell>
          <table:table-cell office:value-type="float" office:value="0.0003" calcext:value-type="float">
            <text:p>0.000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Leakag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5:27:37.418858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1:31:53.563198727</meta:creation-date>
    <dc:date>2016-10-20T17:25:06.847984167</dc:date>
    <meta:editing-duration>P4DT20H2M53S</meta:editing-duration>
    <meta:editing-cycles>94</meta:editing-cycles>
    <meta:generator>LibreOffice/5.1.6.1.0$Linux_X86_64 LibreOffice_project/10$Build-1</meta:generator>
    <meta:document-statistic meta:table-count="2" meta:cell-count="718" meta:object-count="0"/>
  </office:meta>
</office:document-meta>
</file>